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language="es" fo:country="ES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5cm" svg:height="1.1cm" svg:x="13.1cm" svg:y="3cm">
          <text:p text:style-name="P1">Lugar</text:p>
        </draw:rect>
        <draw:rect draw:style-name="gr1" draw:text-style-name="P1" draw:layer="layout" svg:width="4.1cm" svg:height="1.1cm" svg:x="2.2cm" svg:y="4.354cm">
          <text:p text:style-name="P1">Provincia</text:p>
        </draw:rect>
        <draw:rect draw:style-name="gr1" draw:text-style-name="P1" draw:layer="layout" svg:width="6.811cm" svg:height="1.1cm" svg:x="6.711cm" svg:y="4.353cm">
          <text:p text:style-name="P1">Email</text:p>
        </draw:rect>
        <draw:rect draw:style-name="gr1" draw:text-style-name="P1" draw:layer="layout" svg:width="10.6cm" svg:height="1.1cm" svg:x="2.2cm" svg:y="3cm">
          <text:p text:style-name="P1">Dirección</text:p>
        </draw:rect>
        <draw:rect draw:style-name="gr1" draw:text-style-name="P1" draw:layer="layout" svg:width="4.3cm" svg:height="1.106cm" svg:x="13.8cm" svg:y="4.394cm">
          <text:p text:style-name="P1">Nº Teléfono</text:p>
        </draw:rect>
        <draw:custom-shape draw:style-name="gr2" draw:text-style-name="P1" draw:layer="layout" svg:width="5.2cm" svg:height="1.148cm" svg:x="12.9cm" svg:y="5.752cm">
          <text:p text:style-name="P1">2º nº de <text:span text:style-name="T1">teléfono</text:span> 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10.4cm" svg:height="1.1cm" svg:x="2.2cm" svg:y="5.8cm">
          <text:p text:style-name="P1">2º Email</text:p>
        </draw:rect>
        <draw:rect draw:style-name="gr1" draw:text-style-name="P2" draw:layer="layout" svg:width="5.5cm" svg:height="1.7cm" svg:x="12.6cm" svg:y="7.4cm">
          <text:p text:style-name="P1"><text:span text:style-name="T2">Aceptar</text:span></text:p>
        </draw:rect>
        <draw:rect draw:style-name="gr1" draw:text-style-name="P1" draw:layer="layout" svg:width="15.9cm" svg:height="0.994cm" svg:x="2.2cm" svg:y="1.606cm">
          <text:p text:style-name="P1">Nombre de empresa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7T10:18:28.38</meta:creation-date>
    <dc:date>2020-09-07T10:37:08.11</dc:date>
    <meta:editing-duration>PT18M37S</meta:editing-duration>
    <meta:editing-cycles>4</meta:editing-cycles>
    <meta:generator>OpenOffice/4.1.7$Win32 OpenOffice.org_project/417m1$Build-9800</meta:generator>
    <meta:document-statistic meta:object-count="9"/>
  </office:meta>
</office:document-meta>
</file>